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No_20_Spacing">
      <style:paragraph-properties fo:text-align="justify" style:justify-single-word="false"/>
      <style:text-properties fo:color="#00b050" style:font-name="Times New Roman"/>
    </style:style>
    <style:style style:name="P3" style:family="paragraph" style:parent-style-name="No_20_Spacing">
      <style:text-properties style:font-name="Times New Roman"/>
    </style:style>
    <style:style style:name="P4" style:family="paragraph" style:parent-style-name="No_20_Spacing">
      <style:paragraph-properties fo:text-align="justify" style:justify-single-word="false"/>
      <style:text-properties style:font-name="Times New Roman"/>
    </style:style>
    <style:style style:name="P5" style:family="paragraph" style:parent-style-name="No_20_Spacing">
      <style:paragraph-properties fo:text-align="justify" style:justify-single-word="false"/>
      <style:text-properties style:font-name="Times New Roman" officeooo:paragraph-rsid="000ed1a4"/>
    </style:style>
    <style:style style:name="P6" style:family="paragraph" style:parent-style-name="No_20_Spacing">
      <style:paragraph-properties fo:text-align="justify" style:justify-single-word="false"/>
      <style:text-properties style:font-name="Times New Roman" officeooo:paragraph-rsid="00129731"/>
    </style:style>
    <style:style style:name="P7" style:family="paragraph" style:parent-style-name="No_20_Spacing">
      <style:paragraph-properties fo:text-align="justify" style:justify-single-word="false"/>
      <style:text-properties style:font-name="Times New Roman" officeooo:paragraph-rsid="0012f5f4"/>
    </style:style>
    <style:style style:name="P8" style:family="paragraph" style:parent-style-name="No_20_Spacing">
      <style:paragraph-properties fo:text-align="justify" style:justify-single-word="false"/>
      <style:text-properties style:font-name="Times New Roman" officeooo:paragraph-rsid="0013a99a"/>
    </style:style>
    <style:style style:name="P9" style:family="paragraph" style:parent-style-name="No_20_Spacing">
      <style:paragraph-properties fo:text-align="justify" style:justify-single-word="false"/>
      <style:text-properties style:font-name="Times New Roman" officeooo:paragraph-rsid="00161bff"/>
    </style:style>
    <style:style style:name="P10" style:family="paragraph" style:parent-style-name="No_20_Spacing">
      <style:paragraph-properties fo:text-align="justify" style:justify-single-word="false"/>
      <style:text-properties style:font-name="Times New Roman" officeooo:paragraph-rsid="0019183c"/>
    </style:style>
    <style:style style:name="P11" style:family="paragraph" style:parent-style-name="No_20_Spacing">
      <style:paragraph-properties fo:text-align="justify" style:justify-single-word="false"/>
      <style:text-properties style:font-name="Times New Roman" officeooo:paragraph-rsid="002bb353"/>
    </style:style>
    <style:style style:name="P12" style:family="paragraph" style:parent-style-name="No_20_Spacing">
      <style:paragraph-properties fo:margin-left="0.635cm" fo:margin-right="0cm" fo:text-indent="0cm" style:auto-text-indent="false"/>
      <style:text-properties style:font-name="Times New Roman"/>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No_20_Spacing" style:list-style-name="WWNum1">
      <style:text-properties style:font-name="Times New Roman"/>
    </style:style>
    <style:style style:name="P15" style:family="paragraph" style:parent-style-name="No_20_Spacing">
      <style:text-properties style:font-name="Times New Roman" fo:font-weight="bold" officeooo:paragraph-rsid="00129731" style:font-weight-asian="bold"/>
    </style:style>
    <style:style style:name="P16" style:family="paragraph" style:parent-style-name="No_20_Spacing">
      <style:paragraph-properties fo:text-align="justify" style:justify-single-word="false"/>
      <style:text-properties style:font-name="Times New Roman" fo:font-weight="bold" style:font-weight-asian="bold"/>
    </style:style>
    <style:style style:name="P17" style:family="paragraph" style:parent-style-name="No_20_Spacing">
      <style:paragraph-properties fo:text-align="justify" style:justify-single-word="false"/>
      <style:text-properties style:font-name="Times New Roman" fo:font-weight="bold" officeooo:paragraph-rsid="00161bff" style:font-weight-asian="bold"/>
    </style:style>
    <style:style style:name="P18" style:family="paragraph" style:parent-style-name="No_20_Spacing" style:list-style-name="WWNum1">
      <style:paragraph-properties fo:text-align="justify" style:justify-single-word="false"/>
      <style:text-properties style:font-name="Times New Roman"/>
    </style:style>
    <style:style style:name="P19" style:family="paragraph" style:parent-style-name="No_20_Spacing">
      <style:paragraph-properties fo:text-align="justify" style:justify-single-word="false" fo:break-before="page"/>
      <style:text-properties style:font-name="Times New Roman" fo:font-weight="bold" style:font-weight-asian="bold"/>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weight="bold" style:font-weight-asian="bold"/>
    </style:style>
    <style:style style:name="T4" style:family="text">
      <style:text-properties fo:color="#00b050"/>
    </style:style>
    <style:style style:name="T5" style:family="text">
      <style:text-properties fo:font-style="italic" style:font-style-asian="italic"/>
    </style:style>
    <style:style style:name="T6" style:family="text">
      <style:text-properties fo:font-style="italic" style:text-underline-style="solid" style:text-underline-width="auto" style:text-underline-color="font-color" style:font-style-asian="italic"/>
    </style:style>
    <style:style style:name="T7" style:family="text">
      <style:text-properties style:font-name-asian="Wingdings1" style:font-name-complex="Wingdings1"/>
    </style:style>
    <style:style style:name="T8" style:family="text">
      <style:text-properties style:font-name="Times New Roman" fo:font-size="20pt" style:font-size-asian="20pt" style:font-size-complex="20pt"/>
    </style:style>
    <style:style style:name="T9" style:family="text">
      <style:text-properties style:font-name="Times New Roman" fo:font-size="20pt" officeooo:rsid="00146672" style:font-size-asian="20pt" style:font-size-complex="20pt"/>
    </style:style>
    <style:style style:name="T10" style:family="text">
      <style:text-properties officeooo:rsid="000cd2d4"/>
    </style:style>
    <style:style style:name="T11" style:family="text">
      <style:text-properties officeooo:rsid="000e2d90"/>
    </style:style>
    <style:style style:name="T12" style:family="text">
      <style:text-properties officeooo:rsid="000e8ed6"/>
    </style:style>
    <style:style style:name="T13" style:family="text">
      <style:text-properties officeooo:rsid="000eaea9"/>
    </style:style>
    <style:style style:name="T14" style:family="text">
      <style:text-properties officeooo:rsid="000f250b"/>
    </style:style>
    <style:style style:name="T15" style:family="text">
      <style:text-properties officeooo:rsid="00100896"/>
    </style:style>
    <style:style style:name="T16" style:family="text">
      <style:text-properties officeooo:rsid="00129731"/>
    </style:style>
    <style:style style:name="T17" style:family="text">
      <style:text-properties officeooo:rsid="0012f5f4"/>
    </style:style>
    <style:style style:name="T18" style:family="text">
      <style:text-properties officeooo:rsid="0013a99a"/>
    </style:style>
    <style:style style:name="T19" style:family="text">
      <style:text-properties officeooo:rsid="00161bff"/>
    </style:style>
    <style:style style:name="T20" style:family="text">
      <style:text-properties officeooo:rsid="0016befd"/>
    </style:style>
    <style:style style:name="T21" style:family="text">
      <style:text-properties officeooo:rsid="00176d5a"/>
    </style:style>
    <style:style style:name="T22" style:family="text">
      <style:text-properties officeooo:rsid="0019183c"/>
    </style:style>
    <style:style style:name="T23" style:family="text">
      <style:text-properties officeooo:rsid="001b48b7"/>
    </style:style>
    <style:style style:name="T24" style:family="text">
      <style:text-properties officeooo:rsid="001b57a0"/>
    </style:style>
    <style:style style:name="T25" style:family="text">
      <style:text-properties officeooo:rsid="001f4c42"/>
    </style:style>
    <style:style style:name="T26" style:family="text">
      <style:text-properties officeooo:rsid="001fef15"/>
    </style:style>
    <style:style style:name="T27" style:family="text">
      <style:text-properties officeooo:rsid="0021fafb"/>
    </style:style>
    <style:style style:name="T28" style:family="text">
      <style:text-properties officeooo:rsid="00260bda"/>
    </style:style>
    <style:style style:name="T29" style:family="text">
      <style:text-properties officeooo:rsid="0027758d"/>
    </style:style>
    <style:style style:name="T30" style:family="text">
      <style:text-properties officeooo:rsid="0027fb43"/>
    </style:style>
    <style:style style:name="T31" style:family="text">
      <style:text-properties officeooo:rsid="0028a24f"/>
    </style:style>
    <style:style style:name="T32" style:family="text">
      <style:text-properties officeooo:rsid="002a1d5d"/>
    </style:style>
    <style:style style:name="T33" style:family="text">
      <style:text-properties officeooo:rsid="002cfc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Book_20_Title"><text:span text:style-name="T8">Droit Constitutionnel – </text:span></text:span><text:span text:style-name="Book_20_Title"><text:span text:style-name="T9">Cours 1</text:span></text:span></text:p>
      <text:p text:style-name="P1">Un comparatiste qui se met en place.</text:p>
      <text:p text:style-name="P3">Une constitution du point de vue politique : on associe l’idée même de Constitution à une idéologie à une théorie politique qu’est le Libéralisme. On parle d’État <text:s/>de Droit pour parler de cette vision libérale. </text:p>
      <text:p text:style-name="P3"/>
      <text:p text:style-name="P3"><text:span text:style-name="T1">Magna carta</text:span> : 1214 (1<text:span text:style-name="T2">ère</text:span> constitution pour les Anglais) <text:s/><text:tab/></text:p>
      <text:p text:style-name="P3"/>
      <text:p text:style-name="P3"><text:span text:style-name="T1">Aristote</text:span> (grand du droit comparatif) il compare et tire une typologie des différentes formes d’États.</text:p>
      <text:p text:style-name="P3">3 formes pures et impures :</text:p>
      <text:list xml:id="list3336683818" text:style-name="WWNum1">
        <text:list-item>
          <text:p text:style-name="P14">Aristocratie : <text:s/><text:span text:style-name="T12">É</text:span>lite détenant le pouvoir.</text:p>
        </text:list-item>
        <text:list-item>
          <text:p text:style-name="P14"><text:s/>Démocratie ------<text:span text:style-name="T7"></text:span> ennemi Platon (qui est contre) : ne garantit pas les meilleures décisions.</text:p>
        </text:list-item>
      </text:list>
      <text:p text:style-name="P12">Son <text:span text:style-name="T13">maître</text:span> Socrate étant expulsé et condamné à mort démontrait l’ironie de la démocratie qui condamnait un homme plus sage que tout. <text:s/></text:p>
      <text:list xml:id="list164654212682088" text:continue-numbering="true" text:style-name="WWNum1">
        <text:list-item>
          <text:p text:style-name="P14"><text:s/>Oligarchie</text:p>
        </text:list-item>
        <text:list-item>
          <text:p text:style-name="P14"><text:s/>Politiqua (mise démo Oligo = république)</text:p>
          <text:p text:style-name="P14"/>
        </text:list-item>
      </text:list>
      <text:p text:style-name="P3">En 1688 : Bill of Right<text:span text:style-name="T11">s</text:span>. </text:p>
      <text:p text:style-name="P5">Un concept<text:span text:style-name="T13">e</text:span> peut renfermer plusieurs significations et prennent plusieurs strates. <text:line-break/>La constitution doit structurer une société dans laquelle on peut trouver une ordre juridique. Indépendamment de cette signification, <text:span text:style-name="T13">p</text:span>our qu’il <text:span text:style-name="T10">y ait</text:span> constitution au sens moderne il faut une autre signification qui n’existait pas forcement <text:span text:style-name="T13">à</text:span> cause des rapports particuliers entre les politiques : <text:span text:style-name="T4">pourquoi une séparation d’équilibre ? </text:span>pour une limitation. </text:p>
      <text:p text:style-name="P5">Le premier constitutionnaliste français (<text:span text:style-name="T1">Montesquieu</text:span>) qui compare avec l’Angleterre. Il introduit de manière très forte le régime mixte : pouvoir contre-pouvoir mais au-delà. C’est une idée nouvelle : la <text:span text:style-name="T14">c</text:span>onstitution limite les pouvoirs.</text:p>
      <text:p text:style-name="P4">La constitution est organique : <text:span text:style-name="T15">elle</text:span> est organiquement solide et pour Aristote c’était surtout la société qui était conforme à sa nature.</text:p>
      <text:p text:style-name="P4">Ce qui est bon c’est de vivre selon sa nature. Il est n’était pas nécessairement question de droit, Montesquieu par exemple parlait de condition de climat (en orient les despotismes étaient plus dures dans ces coins de chaleur).</text:p>
      <text:p text:style-name="P4"/>
      <text:p text:style-name="P3">Au XV <text:span text:style-name="T10">et </text:span>XVIème siècle : <text:s/>naissance de l’État.</text:p>
      <text:p text:style-name="P15"/>
      <text:p text:style-name="P6"><text:span text:style-name="T1">Machiavel</text:span> est le premier à penser à une séparation des domaines tels que la politique de la religion et la morale, c’<text:span text:style-name="T16">es</text:span>t une fin en soi<text:span text:style-name="T16">t</text:span> et pourquoi politique ? c’est lui qui dégage le concept de pouvoir. Et ce indépendamment de sa signification. </text:p>
      <text:p text:style-name="P6"><text:span text:style-name="T4">Pour qui écrit Machiavel ? </text:span><text:span text:style-name="T1">républicanisme</text:span> : il était au service de la maison Médicis à Florence : il essaie de dire aux petits voyaient comment vous êtes gouvernés. Voyez comment la politique s’occupe du pouvoir, les idées morale et religieuses ne comptent pas beaucoup, cela sert juste légitimé le pouvoir.</text:p>
      <text:p text:style-name="P6"/>
      <text:p text:style-name="P7"><text:span text:style-name="T1">Hobbes</text:span> : <text:span text:style-name="T5">homo homini lupus est</text:span>. </text:p>
      <text:p text:style-name="P8">Si l’homme doit prendre le bien ou le mal il va prendre le mal <text:s/>parce qu’on ne peut pas lui faire confiance. L’homme est un être conflictuel, <text:span text:style-name="T17">et de fait</text:span> <text:span text:style-name="T17">toutes</text:span> les données politiques doivent partir de cette idée pour régir <text:span text:style-name="T18">la</text:span> politique. </text:p>
      <text:p text:style-name="P8">Il va supposer d’abandonner cet état de nature et donc quitter la métaphore d’État de nature et peut par sa volonté sortir de cet état de guerre permanent et donc de protéger le seul bien : la vie. </text:p>
      <text:p text:style-name="P8">Contrat Social : État d’absolutisme qui est entrain de <text:span text:style-name="T18">naître</text:span> en Europe et que l’on appellera État. </text:p>
      <text:p text:style-name="P4">On <text:span text:style-name="T18">assiste</text:span> à une nouvelle idée encore d’État.</text:p>
      <text:p text:style-name="P17"/>
      <text:p text:style-name="P9"><text:span text:style-name="T1">Bodin</text:span> <text:s/><text:span text:style-name="T6">les 6 livres de la République</text:span>,</text:p>
      <text:p text:style-name="P9"><text:soft-page-break/><text:span text:style-name="T19">c</text:span>’est un légiste juriste qui est au service du pouvoir et va donc trouver des justifications au pouvoir et qui va donner les spécificités des pouvoirs du roi aux autres. On parle d’État de Nation. Le traité de Westphalie expulse la guerre en dehors des frontières. Elle va être codifiée. Le droit de la guerre va être le premier droit codifié. </text:p>
      <text:p text:style-name="P9"/>
      <text:p text:style-name="P4"><text:span text:style-name="T1">Schmitt : </text:span>petit club européen déséquilibré dans son fonctionnement avec arrivée des USA. </text:p>
      <text:p text:style-name="P4">17<text:span text:style-name="T2">ème</text:span> : Le roi <text:span text:style-name="T1">absolutisme</text:span> : </text:p>
      <text:p text:style-name="P4">le roi devait gérer ses propres cousins et frères : roi était un prince parmi d’autres.</text:p>
      <text:p text:style-name="P4">Il faut centraliser l’impôt, on centralise de plus en plus : impôt du roi : argent/armée : il ne faut qu’une seule armée. L’<text:span text:style-name="T19">É</text:span>tat moderne : monopole de la violence légitime : Weber.</text:p>
      <text:p text:style-name="P4">Bodin <text:span text:style-name="T19">est le </text:span>premier à défendre la souveraineté et <text:span text:style-name="T20">est le </text:span>théoricien de la loi fait<text:span text:style-name="T20">e</text:span> de la volonté du roi. </text:p>
      <text:p text:style-name="P4">Exemple : Angleterre</text:p>
      <text:p text:style-name="P4">Avec l’arrivée des banques des formes de marché financiers il y a de nouvelles théories <text:span text:style-name="T21">pour</text:span> le capital. On parle de dématérialisation. Le grand succès du capitalisme est sa capacité de créer de la richesse et elle n’existe que dans des libres de banque. <text:span text:style-name="T1">Grotius</text:span>.</text:p>
      <text:p text:style-name="P10">La notion de confiance est très utilisée et surtout en Angleterre comme fait par <text:span text:style-name="T1">Adam Smith</text:span>. Les comportements individuels vont permettre de faire fonctionner les institutions sociales. </text:p>
      <text:p text:style-name="P10">Les <text:span text:style-name="T1">Bourgeois</text:span> <text:s/>habitent ailleurs pas sous la protection du château et donc vont <text:span text:style-name="T22">apparaître</text:span> les villes ce sont les exceptions du royaume, et ce phénomène devien<text:span text:style-name="T22">t</text:span> de plus en plus important. <text:span text:style-name="T22">L</text:span>es juifs s’y installent. </text:p>
      <text:p text:style-name="P10">Shakespeare : Marchand de Venise. C’est par ce système que naisse les bourgeois. <text:span text:style-name="T22">I</text:span>l fallait les taxer pour réguler leur pouvoir et donc les impôts naissent pour la bourgeoisie, mais elle est aussi de plus en plus puissance et décide de <text:span text:style-name="T4">savoir où passe l’argent de l’impôt ? </text:span></text:p>
      <text:p text:style-name="P2"/>
      <text:p text:style-name="P4">Les trésors publics : <text:span text:style-name="T1">idée de l’institutionnalisation</text:span>. </text:p>
      <text:p text:style-name="P4">La bourgeoisie n’exerce pas le pouvoir, il y a les États généraux qui dépendent du bon vouloir du roi, ce n’est pas une instance de décision et de contrôle, seulement de conseil.</text:p>
      <text:p text:style-name="P4">Ces groupes la vont s’organiser dans ce que l’on commençait a appeler à l’époque <text:span text:style-name="T23">partis</text:span> politique<text:span text:style-name="T23">s</text:span>. Certains bourgeois s’organisent : les Whig. <text:span text:style-name="T24">La </text:span>Bourgeoisie trouve un intérêt a financer les écoles, mais cela concerne aussi les instruits : le clergé, donc les tensions entre deux sur le pouvoir de ces deux vis-à-vis de l’université (institution clé de l’évolution du monde moderne). C’est un lieu ou il y a une petite minorité.</text:p>
      <text:p text:style-name="P4">Avec les médecins et la fausse médecine et John Locke on s’interroge sur ce qui rend le roi divin. </text:p>
      <text:p text:style-name="P4">Et c’est ce qui va permettre l’apparition de l’institution du Parlement. Il s’impose comme le chef de ce parti. Le Habeas corpus act : tout est attaché au corps humain, il faut le protéger. <text:line-break/>Il <text:span text:style-name="T25">est</text:span> dit que n’importe quel homme libre puisse être arrêté de manière arbitraire. <text:s/>Il faut une explication à la mort. La disparation de corps est un nouveau crime et qui remet en question cette théorie.</text:p>
      <text:p text:style-name="P4">Il faut <text:span text:style-name="T26">se </text:span>recentrer l’individu. Il existait une différence de sexe, de couleur etc mais il y a une idée que sur une pied d’égalité se situe l’aristocratie et la bourgeoisie. Ex : la glorieuse révolution.</text:p>
      <text:p text:style-name="P4">Le parlement va <text:span text:style-name="T27">alors</text:span> se réunir une fois par an, je vous présente mon budget, en quoi on le dépense sur les années précédentes, puis la naissance d’une deuxième chambre (<text:span text:style-name="T27">Sénat</text:span>), <text:span text:style-name="T27">la</text:span>chambre des Lords.</text:p>
      <text:p text:style-name="P4">Le parlement va dans la 2<text:span text:style-name="T2">ème</text:span> moitié du 18è siècle : le <text:span text:style-name="T1">Parlementarisme</text:span>. C’est le parlement qui est à l’origine du gouvernement il y a une question de responsabilité l’un en vers l’autre.</text:p>
      <text:list xml:id="list164654192157898" text:continue-numbering="true" text:style-name="WWNum1">
        <text:list-item>
          <text:p text:style-name="P18"><text:span text:style-name="T1">1688/89</text:span> : révolution glorieuse/bill of right : </text:p>
        </text:list-item>
        <text:list-item>
          <text:p text:style-name="P18">Et <text:span text:style-name="T1">16776/87</text:span> : organisation du pouvoir.</text:p>
        </text:list-item>
      </text:list>
      <text:p text:style-name="P4">Création d’une identité : à la fois nationale et constitutionnelle. Ex : fédération/État <text:span text:style-name="T28">Étasuniens.</text:span></text:p>
      <text:p text:style-name="P4"/>
      <text:p text:style-name="P16"/>
      <text:p text:style-name="P19">Théories qui vont fonder cette constitution : 1688-1789</text:p>
      <text:p text:style-name="P16"/>
      <text:p text:style-name="P4">L’idée apparue, l’élément clé pour l’institutionnalisme : les droits de l’homme. <text:span text:style-name="T29">À</text:span> l’époque pas encore connue sous la même façon. On sépare donc les pouvoirs. On créer les juges. L’autorité juridictionnelle. Locke l’avait déjà théorisé sous une libéralisme. Mais il y a un élément religieux qui appuie la volonté de cette constitution. L’idée du peuple et la question de cette <text:s/>notion devient central. La constitution donne le pouvoir et c’est le peuple qui la choisi. Au serment de jeu de paume ou le tiers état décide de ne pas se séparer avant de donner une constitution = pouvoir constituant.</text:p>
      <text:p text:style-name="P4">Paine conteste Burke mais dit oui au Sieyès <text:bookmark text:name="_GoBack"/>; pouvoir constituant. Si on ne fait pas <text:span text:style-name="T30">naître</text:span> les pouvoirs de la constitution il va se passer <text:span text:style-name="T30">ce qu’il </text:span>s’est passé aux USA.</text:p>
      <text:p text:style-name="P4"/>
      <text:p text:style-name="P4"><text:span text:style-name="T1">Fin du 17</text:span><text:span text:style-name="T3">ème</text:span><text:span text:style-name="T1"> et fin 18</text:span><text:span text:style-name="T3">ème</text:span><text:span text:style-name="T1"> qui marque l’institutionnalisme</text:span>. </text:p>
      <text:p text:style-name="P4"/>
      <text:p text:style-name="P11"><text:span text:style-name="T1">Bonaparte</text:span> fils de la Révolution, il veut bâtir un État et moderniser la société mais il <text:s/>est soupçonné de nationalis<text:span text:style-name="T31">me</text:span> puisqu’il remet en cause des idées libérales. Quand napoléon tombe une première fois, les vieilles familles reviennent en France et veulent une Constitution, au début pas accepté puis finalement en 1814 : NB donne la <text:span text:style-name="T32">Charte</text:span> (octroyé). </text:p>
      <text:p text:style-name="P11">En 1830 : changement de dynastie : les <text:span text:style-name="T33">Orléans</text:span> : <text:span text:style-name="T33">Philippe</text:span> dit qu’il veut prendre le modèle Anglais. Car entre temps elle était devenue un modèle : elle s’accommode à des systèmes et bientôt va s’imposer comme une grande stabilité politique : en Europe ces modèles restent prégnant. </text:p>
      <text:p text:style-name="P4">Roi a mandat limité et contré tout le temps par des pouvoirs, ça permet une stabilité. Le pouvoir accordé à l’autorité juridictionnelle permet l’appréciation ou non d’une loi et de son pouvoir sur le représentant d’état ou le roi. Nouveau cheminement de l’institutionnalis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ylis Lenoir</meta:initial-creator>
    <meta:editing-cycles>61</meta:editing-cycles>
    <meta:creation-date>2019-01-29T07:46:00</meta:creation-date>
    <dc:date>2019-02-11T16:46:52.624889565</dc:date>
    <meta:editing-duration>PT3H8M49S</meta:editing-duration>
    <meta:generator>LibreOffice/6.1.4.2$Linux_X86_64 LibreOffice_project/10$Build-2</meta:generator>
    <meta:document-statistic meta:table-count="0" meta:image-count="0" meta:object-count="0" meta:page-count="3" meta:paragraph-count="55" meta:word-count="1450" meta:character-count="8623" meta:non-whitespace-character-count="71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